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const [searchTerm, setSearchTerm] = useState('');</text:p>
      <text:p text:style-name="Standard"><text:s text:c="2"/>const [price, setPrice] = useState(40);</text:p>
      <text:p text:style-name="Standard"><text:s text:c="2"/>const location = useLocation();</text:p>
      <text:p text:style-name="Standard"><text:s text:c="2"/>const data4 = location.pathname;</text:p>
      <text:p text:style-name="Standard"><text:s text:c="2"/>const data1 = data4.replace('/', '');</text:p>
      <text:p text:style-name="Standard"><text:s text:c="2"/>const itemsFetch = useContext(Data);</text:p>
      <text:p text:style-name="Standard"><text:s text:c="2"/>const itemsFetch2 = itemsFetch.filter((item) =&gt; item.dollar1 &lt;= price);</text:p>
      <text:p text:style-name="Standard"><text:s text:c="2"/>const imageData2 = itemsFetch2.slice(0, 3);</text:p>
      <text:p text:style-name="Standard"><text:s text:c="2"/>const [showItem, setShowItem] = useState(1);</text:p>
      <text:p text:style-name="Standard"><text:s text:c="2"/>const ItemShow = 9;</text:p>
      <text:p text:style-name="Standard"><text:s text:c="2"/></text:p>
      <text:p text:style-name="Standard"><text:s text:c="2"/>const indexOfLastItem = showItem * ItemShow;</text:p>
      <text:p text:style-name="Standard"><text:s text:c="2"/>const indexOfFirstItem = indexOfLastItem - ItemShow;</text:p>
      <text:p text:style-name="Standard"><text:s text:c="2"/>const currentItems = itemsFetch2.slice(indexOfFirstItem, indexOfLastItem);</text:p>
      <text:p text:style-name="Standard"><text:s text:c="2"/></text:p>
      <text:p text:style-name="Standard"><text:s text:c="2"/>const totalPage = Math.ceil(itemsFetch.length / ItemShow);</text:p>
      <text:p text:style-name="Standard"/>
      <text:p text:style-name="Standard"><text:s text:c="2"/>const handleNextPage = () =&gt; {</text:p>
      <text:p text:style-name="Standard"><text:s text:c="4"/>if (showItem &lt; totalPage) {</text:p>
      <text:p text:style-name="Standard"><text:s text:c="6"/>setShowItem(showItem + 1);</text:p>
      <text:p text:style-name="Standard"><text:s text:c="4"/>}</text:p>
      <text:p text:style-name="Standard"><text:s text:c="2"/>};</text:p>
      <text:p text:style-name="Standard"/>
      <text:p text:style-name="Standard"><text:s text:c="2"/>const handlePReviousPage = () =&gt; {</text:p>
      <text:p text:style-name="Standard"><text:s text:c="4"/>if(showItem &gt; 1) {</text:p>
      <text:p text:style-name="Standard"><text:s text:c="6"/>setShowItem(showItem - 1);</text:p>
      <text:p text:style-name="Standard"><text:s text:c="4"/>}</text:p>
      <text:p text:style-name="Standard"><text:s text:c="2"/>}</text:p>
      <text:p text:style-name="Standard"/>
      <text:p text:style-name="Standard"/>
      <text:p text:style-name="Standard"/>
      <text:p text:style-name="Standard"><text:s text:c="2"/>const navigate = useNavigate();</text:p>
      <text:p text:style-name="Standard"/>
      <text:p text:style-name="Standard"><text:s text:c="2"/>const handlePriceChange = (newPrice) =&gt; {</text:p>
      <text:p text:style-name="Standard"><text:s text:c="4"/>setPrice(newPrice);</text:p>
      <text:p text:style-name="Standard"><text:s text:c="2"/>}</text:p>
      <text:p text:style-name="Standard"/>
      <text:p text:style-name="Standard"><text:s text:c="2"/>const handleSearchChange = (e) =&gt; {</text:p>
      <text:p text:style-name="Standard"><text:s text:c="4"/>setSearchTerm(e.target.value);</text:p>
      <text:p text:style-name="Standard"><text:s text:c="2"/>}</text:p>
      <text:p text:style-name="Standard"/>
      <text:p text:style-name="Standard"><text:s text:c="2"/>const handleSearchSubmit = () =&gt; {</text:p>
      <text:p text:style-name="Standard"><text:s text:c="4"/>const matchingProduct = itemsFetch.find(item =&gt; </text:p>
      <text:p text:style-name="Standard"><text:s text:c="6"/>item.product_name.toLowerCase().includes(searchTerm.toLowerCase())</text:p>
      <text:p text:style-name="Standard"><text:s text:c="4"/>);</text:p>
      <text:p text:style-name="Standard"><text:s text:c="4"/></text:p>
      <text:p text:style-name="Standard"><text:s text:c="4"/>if (matchingProduct) {</text:p>
      <text:p text:style-name="Standard"><text:s text:c="6"/>navigate(`/cart/${matchingProduct.id}`);</text:p>
      <text:p text:style-name="Standard"><text:s text:c="4"/>} else {</text:p>
      <text:p text:style-name="Standard"><text:soft-page-break/><text:s text:c="6"/>alert("No matching product found");</text:p>
      <text:p text:style-name="Standard"><text:s text:c="4"/>}</text:p>
      <text:p text:style-name="Standard"><text:s text:c="2"/>}<text:line-break/><text:line-break/><text:line-break/><text:line-break/><text:line-break/><text:line-break/><text:line-break/><text:line-break/></text:p>
      <text:p text:style-name="Standard"/>
      <text:p text:style-name="Standard"><text:s text:c="4"/>const { item, setItem } = useContext(data2);</text:p>
      <text:p text:style-name="Standard"/>
      <text:p text:style-name="Standard"><text:s text:c="4"/>const [quantity, setQuantity] = useState(1);</text:p>
      <text:p text:style-name="Standard"/>
      <text:p text:style-name="Standard"><text:s text:c="4"/>const addToCart = (product) =&gt; {</text:p>
      <text:p text:style-name="Standard"><text:s text:c="8"/>alert("Item added to cart Successfully")</text:p>
      <text:p text:style-name="Standard"><text:s text:c="8"/>const existingItem = item.find((item) =&gt; item.id === product.id);</text:p>
      <text:p text:style-name="Standard"><text:s text:c="8"/>if (existingItem) {</text:p>
      <text:p text:style-name="Standard"><text:s text:c="12"/>setItem(item.map((cartItems) =&gt; cartItems.id === product.id ? { ...cartItems, quantity: cartItems.quantity + product.quantity } : cartItems));</text:p>
      <text:p text:style-name="Standard"><text:s text:c="8"/>} else {</text:p>
      <text:p text:style-name="Standard"><text:s text:c="12"/>setItem([...item, { ...product, quantity }]);</text:p>
      <text:p text:style-name="Standard"><text:s text:c="8"/>}</text:p>
      <text:p text:style-name="Standard"><text:s text:c="4"/>}</text:p>
      <text:p text:style-name="Standard"/>
      <text:p text:style-name="Standard"><text:s text:c="4"/>const handleQuantityChange = (e) =&gt; {</text:p>
      <text:p text:style-name="Standard"><text:s text:c="8"/>setQuantity(Number(e.target.value));</text:p>
      <text:p text:style-name="Standard"><text:s text:c="4"/>}</text:p>
      <text:p text:style-name="Standard"/>
      <text:p text:style-name="Standard"><text:s text:c="4"/>const dataItem = useContext(Data);</text:p>
      <text:p text:style-name="Standard"><text:s text:c="4"/>const { id } = useParams();</text:p>
      <text:p text:style-name="Standard"/>
      <text:p text:style-name="Standard"><text:s text:c="4"/>const itemFix1 = dataItem.filter(item =&gt; item.id === Number(id));</text:p>
      <text:p text:style-name="Standard"><text:s text:c="4"/>const dataFetch = useContext(Data)</text:p>
      <text:p text:style-name="Standard"><text:s text:c="4"/>const itemsFetch = dataFetch.slice(0, 3);</text:p>
      <text:p text:style-name="Standard"><text:s text:c="4"/>return (</text:p>
      <text:p text:style-name="Standard"><text:s text:c="8"/>&lt;&gt;</text:p>
      <text:p text:style-name="Standard"><text:s text:c="12"/>&lt;div className='cart1'&gt;</text:p>
      <text:p text:style-name="Standard"><text:s text:c="16"/>&lt;div className='cart-flex'&gt;</text:p>
      <text:p text:style-name="Standard"/>
      <text:p text:style-name="Standard"><text:s text:c="20"/>{</text:p>
      <text:p text:style-name="Standard"><text:s text:c="24"/>itemFix1.map(item =&gt; {</text:p>
      <text:p text:style-name="Standard"><text:s text:c="28"/>return (</text:p>
      <text:p text:style-name="Standard"><text:s text:c="32"/>&lt;&gt;</text:p>
      <text:p text:style-name="Standard"><text:s text:c="36"/>&lt;div className='img-hid' key={item.id}&gt;&lt;img src={item.image} /&gt;&lt;/div&gt;</text:p>
      <text:p text:style-name="Standard"><text:s text:c="36"/>&lt;div className='cart-text1'&gt;</text:p>
      <text:p text:style-name="Standard"><text:s text:c="40"/>&lt;h1&gt;{item.product_name}&lt;/h1&gt;</text:p>
      <text:p text:style-name="Standard"><text:soft-page-break/><text:s text:c="40"/>&lt;h2&gt;{item.dollar}&lt;span&gt; + Free Shipping&lt;/span&gt;&lt;/h2&gt;</text:p>
      <text:p text:style-name="Standard"><text:s text:c="40"/>&lt;p&gt;Neque porro quisquam est, qui dolore ipsum quia dolor sit amet, consectetur adipisci velit, sed quia non incidunt lores ta porro ame. numquam eius modi tempora incidunt lores ta porro ame.&lt;/p&gt;</text:p>
      <text:p text:style-name="Standard"><text:s text:c="40"/>&lt;input type='number' value={quantity} min="1" onChange={handleQuantityChange} /&gt;</text:p>
      <text:p text:style-name="Standard"><text:s text:c="40"/>&lt;button onClick={() =&gt; addToCart({ ...item, quantity })}&gt;Add To Cart&lt;/button&gt;</text:p>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9T11:34:49.303894430</meta:creation-date>
    <dc:date>2024-09-09T11:37:53.003179835</dc:date>
    <meta:editing-duration>PT3M4S</meta:editing-duration>
    <meta:editing-cycles>1</meta:editing-cycles>
    <meta:document-statistic meta:table-count="0" meta:image-count="0" meta:object-count="0" meta:page-count="3" meta:paragraph-count="78" meta:word-count="315" meta:character-count="3218" meta:non-whitespace-character-count="2306"/>
    <meta:generator>LibreOffice/7.3.7.2$Linux_X86_64 LibreOffice_project/30$Build-2</meta:generator>
  </office:meta>
</office:document-meta>
</file>